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49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3.191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2cm solid #000000"/>
      <style:text-properties fo:color="#333333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 style:data-style-name="N3">
      <style:table-cell-properties fo:border="0.002cm solid #000000"/>
      <style:text-properties fo:color="#333333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>
      <style:table-cell-properties fo:wrap-option="wrap" fo:border="0.002cm solid #000000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="0.002cm solid #000000"/>
      <style:text-properties fo:font-weight="bold" style:font-weight-asian="bold" style:font-weight-complex="bold"/>
    </style:style>
    <style:style style:name="T1" style:family="text">
      <style:text-properties fo:color="#0000ff" style:text-outline="false" style:text-line-through-style="none" style:font-name="Arial1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4" table:default-cell-style-name="ce5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4">
          <table:table-cell table:style-name="ce1" office:value-type="string">
            <text:p>Balears Nº de empresas en Régimen general año 2009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1" office:value-type="string">
            <text:p>Municipio</text:p>
          </table:table-cell>
          <table:table-cell table:style-name="ce4" office:value-type="string">
            <text:p>Nº de empresas R.G. Frecuencia absoluta</text:p>
          </table:table-cell>
          <table:table-cell table:number-columns-repeated="3"/>
          <table:table-cell office:value-type="string">
            <text:p>FERNANDO RODRIGUEZ MUÑOZ.DNI.34064570Y</text:p>
          </table:table-cell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52">Estellencs</text:a></text:span></text:p>
          </table:table-cell>
          <table:table-cell office:value-type="float" office:value="12">
            <text:p>12</text:p>
          </table:table-cell>
          <table:table-cell/>
          <table:table-cell table:style-name="ce3" office:value-type="string">
            <text:p>Mínimo </text:p>
          </table:table-cell>
          <table:table-cell table:style-name="ce3" table:formula="of:=MIN([.B3:.B69])" office:value-type="float" office:value="12">
            <text:p>12</text:p>
          </table:table-cell>
          <table:table-cell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543">Ariany</text:a></text:span></text:p>
          </table:table-cell>
          <table:table-cell office:value-type="float" office:value="14">
            <text:p>14</text:p>
          </table:table-cell>
          <table:table-cell/>
          <table:table-cell table:style-name="ce3" office:value-type="string">
            <text:p>Máximo</text:p>
          </table:table-cell>
          <table:table-cell table:style-name="ce3" table:formula="of:=MAX([.B3:.B69])" office:value-type="float" office:value="14541">
            <text:p>14541</text:p>
          </table:table-cell>
          <table:table-cell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56">Escorca</text:a></text:span></text:p>
          </table:table-cell>
          <table:table-cell office:value-type="float" office:value="16">
            <text:p>16</text:p>
          </table:table-cell>
          <table:table-cell/>
          <table:table-cell table:style-name="ce1" office:value-type="string">
            <text:p>Rango</text:p>
          </table:table-cell>
          <table:table-cell table:style-name="ce1" table:formula="of:=[.E4]-[.E3]" office:value-type="float" office:value="14529">
            <text:p>14529</text:p>
          </table:table-cell>
          <table:table-cell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22">Mancor de la Vall</text:a></text:span></text:p>
          </table:table-cell>
          <table:table-cell office:value-type="float" office:value="20">
            <text:p>20</text:p>
          </table:table-cell>
          <table:table-cell/>
          <table:table-cell table:style-name="ce3" office:value-type="string">
            <text:p>1er cuartil</text:p>
          </table:table-cell>
          <table:table-cell table:style-name="ce3" table:formula="of:=QUARTILE ([.B2:.B69];1)" office:value-type="float" office:value="58.5">
            <text:p>58,5</text:p>
          </table:table-cell>
          <table:table-cell/>
        </table:table-row>
        <table:table-row table:style-name="ro4"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/>
          <table:table-cell table:style-name="ce3" office:value-type="string">
            <text:p>3er cuartil</text:p>
          </table:table-cell>
          <table:table-cell table:style-name="ce3" table:formula="of:=QUARTILE([.B2:.B69];3)" office:value-type="float" office:value="450">
            <text:p>450</text:p>
          </table:table-cell>
          <table:table-cell/>
        </table:table-row>
        <table:table-row table:style-name="ro5">
          <table:table-cell office:value-type="string">
            <text:p><text:span text:style-name="T1"><text:a xlink:href="http://www.caib.es/sacmicrofront/contenido.do?mkey=M08100212155817041390&amp;lang=ES&amp;cont=21843">Fornalutx</text:a></text:span></text:p>
          </table:table-cell>
          <table:table-cell office:value-type="float" office:value="23">
            <text:p>23</text:p>
          </table:table-cell>
          <table:table-cell/>
          <table:table-cell table:style-name="ce7" office:value-type="string">
            <text:p>Rango intercuartílico</text:p>
          </table:table-cell>
          <table:table-cell table:style-name="ce1" table:formula="of:=[.E7]-[.E6]" office:value-type="float" office:value="391.5">
            <text:p>391,5</text:p>
          </table:table-cell>
          <table:table-cell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16">Búger</text:a></text:span></text:p>
          </table:table-cell>
          <table:table-cell office:value-type="float" office:value="25">
            <text:p>25</text:p>
          </table:table-cell>
          <table:table-cell/>
          <table:table-cell table:style-name="ce1" office:value-type="string">
            <text:p>Varianza</text:p>
          </table:table-cell>
          <table:table-cell table:style-name="ce8" table:formula="of:=VARP([.B3:.B69])" office:value-type="float" office:value="3175040.59389619">
            <text:p>3175040,59</text:p>
          </table:table-cell>
          <table:table-cell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34">Lloret de Vistalegre</text:a></text:span></text:p>
          </table:table-cell>
          <table:table-cell office:value-type="float" office:value="26">
            <text:p>26</text:p>
          </table:table-cell>
          <table:table-cell/>
          <table:table-cell table:style-name="ce1" office:value-type="string">
            <text:p>Desviación típica</text:p>
          </table:table-cell>
          <table:table-cell table:style-name="ce8" table:formula="of:=SQRT([.E9])" office:value-type="float" office:value="1781.86435900609">
            <text:p>1781,86</text:p>
          </table:table-cell>
          <table:table-cell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64">Costitx</text:a></text:span>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787">Puigpunyent</text:a></text:span>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97">Santa Eugènia</text:a></text:span>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60">Deià</text:a></text:span>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62">Es Migjorn Gran</text:a></text:span>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81">Sencelles</text:a></text:span>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73">Sant Joan</text:a></text:span>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07">Campanet</text:a></text:span></text:p>
          </table:table-cell>
          <table:table-cell office:value-type="float" office:value="49">
            <text:p>49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20">Maria de la Salut</text:a></text:span>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30">Llubí</text:a></text:span>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66">Vilafranca de Bonany</text:a></text:span>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68">Valldemossa</text:a></text:span></text:p>
          </table:table-cell>
          <table:table-cell office:value-type="float" office:value="72">
            <text:p>72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16">Montuïri</text:a></text:span></text:p>
          </table:table-cell>
          <table:table-cell office:value-type="float" office:value="73">
            <text:p>73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83">Selva</text:a></text:span></text:p>
          </table:table-cell>
          <table:table-cell office:value-type="float" office:value="84">
            <text:p>84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66">Consell</text:a></text:span></text:p>
          </table:table-cell>
          <table:table-cell office:value-type="float" office:value="90">
            <text:p>90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01">Petra</text:a></text:span></text:p>
          </table:table-cell>
          <table:table-cell office:value-type="float" office:value="92">
            <text:p>92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473">Alaró</text:a></text:span></text:p>
          </table:table-cell>
          <table:table-cell table:style-name="ce1" office:value-type="float" office:value="96">
            <text:p>96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537">Algaida</text:a></text:span></text:p>
          </table:table-cell>
          <table:table-cell table:style-name="ce1" office:value-type="float" office:value="116">
            <text:p>116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54">Esporles</text:a></text:span></text:p>
          </table:table-cell>
          <table:table-cell office:value-type="float" office:value="116">
            <text:p>116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32">Lloseta</text:a></text:span></text:p>
          </table:table-cell>
          <table:table-cell table:style-name="ce1" office:value-type="float" office:value="116">
            <text:p>116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78">Sineu</text:a></text:span></text:p>
          </table:table-cell>
          <table:table-cell office:value-type="float" office:value="126">
            <text:p>126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13">Bunyola</text:a></text:span></text:p>
          </table:table-cell>
          <table:table-cell office:value-type="float" office:value="139">
            <text:p>139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61">Ses Salines</text:a></text:span></text:p>
          </table:table-cell>
          <table:table-cell office:value-type="float" office:value="140">
            <text:p>140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30">Sant Joan de Labritja</text:a></text:span></text:p>
          </table:table-cell>
          <table:table-cell office:value-type="float" office:value="150">
            <text:p>150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791">Porreres</text:a></text:span></text:p>
          </table:table-cell>
          <table:table-cell office:value-type="float" office:value="158">
            <text:p>158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52">Ferreries</text:a></text:span></text:p>
          </table:table-cell>
          <table:table-cell office:value-type="float" office:value="164">
            <text:p>164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2012">Es Castell</text:a></text:span></text:p>
          </table:table-cell>
          <table:table-cell office:value-type="float" office:value="165">
            <text:p>165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59">Sant Llorenç des Cardassar</text:a></text:span></text:p>
          </table:table-cell>
          <table:table-cell office:value-type="float" office:value="190">
            <text:p>190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56">Es Mercadal</text:a></text:span></text:p>
          </table:table-cell>
          <table:table-cell office:value-type="float" office:value="195">
            <text:p>195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64">Sant Lluís</text:a></text:span></text:p>
          </table:table-cell>
          <table:table-cell office:value-type="float" office:value="199">
            <text:p>199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91">Santa Maria del Camí</text:a></text:span>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18">Binissalem</text:a></text:span></text:p>
          </table:table-cell>
          <table:table-cell office:value-type="float" office:value="226">
            <text:p>226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46">Artà</text:a></text:span></text:p>
          </table:table-cell>
          <table:table-cell office:value-type="float" office:value="248">
            <text:p>248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07">Muro</text:a></text:span></text:p>
          </table:table-cell>
          <table:table-cell office:value-type="float" office:value="265">
            <text:p>265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0428">Alaior</text:a></text:span></text:p>
          </table:table-cell>
          <table:table-cell table:style-name="ce1" office:value-type="float" office:value="321">
            <text:p>321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05">Campos</text:a></text:span></text:p>
          </table:table-cell>
          <table:table-cell office:value-type="float" office:value="339">
            <text:p>339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57">Sa Pobla</text:a></text:span></text:p>
          </table:table-cell>
          <table:table-cell office:value-type="float" office:value="345">
            <text:p>345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89">Santa Margalida</text:a></text:span></text:p>
          </table:table-cell>
          <table:table-cell office:value-type="float" office:value="380">
            <text:p>380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587">Formentera</text:a></text:span></text:p>
          </table:table-cell>
          <table:table-cell office:value-type="float" office:value="400">
            <text:p>400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70">Capdepera</text:a></text:span></text:p>
          </table:table-cell>
          <table:table-cell office:value-type="float" office:value="437">
            <text:p>437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72">Sóller</text:a></text:span></text:p>
          </table:table-cell>
          <table:table-cell office:value-type="float" office:value="447">
            <text:p>447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541">Andratx</text:a></text:span></text:p>
          </table:table-cell>
          <table:table-cell table:style-name="ce1" office:value-type="float" office:value="449">
            <text:p>449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70">Son Servera</text:a></text:span></text:p>
          </table:table-cell>
          <table:table-cell office:value-type="float" office:value="451">
            <text:p>451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86">Santanyí</text:a></text:span></text:p>
          </table:table-cell>
          <table:table-cell office:value-type="float" office:value="523">
            <text:p>523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46">Felanitx</text:a></text:span></text:p>
          </table:table-cell>
          <table:table-cell office:value-type="float" office:value="615">
            <text:p>615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486">Alcúdia</text:a></text:span></text:p>
          </table:table-cell>
          <table:table-cell table:style-name="ce1" office:value-type="float" office:value="645">
            <text:p>645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796">Pollença</text:a></text:span></text:p>
          </table:table-cell>
          <table:table-cell office:value-type="float" office:value="658">
            <text:p>658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13">Sant Antoni de Portmany</text:a></text:span></text:p>
          </table:table-cell>
          <table:table-cell office:value-type="float" office:value="673">
            <text:p>673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32">Sant Josep de Sa Talaia</text:a></text:span></text:p>
          </table:table-cell>
          <table:table-cell office:value-type="float" office:value="710">
            <text:p>710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28">Llucmajor</text:a></text:span></text:p>
          </table:table-cell>
          <table:table-cell office:value-type="float" office:value="785">
            <text:p>785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37">Inca</text:a></text:span></text:p>
          </table:table-cell>
          <table:table-cell table:style-name="ce1" office:value-type="float" office:value="863">
            <text:p>863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18">Marratxí</text:a></text:span></text:p>
          </table:table-cell>
          <table:table-cell office:value-type="float" office:value="898">
            <text:p>898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50">Ciutadella de Menorca</text:a></text:span></text:p>
          </table:table-cell>
          <table:table-cell table:style-name="ce6" office:value-type="float" office:value="1065">
            <text:p>1.065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34">Santa Eulària del Riu</text:a></text:span></text:p>
          </table:table-cell>
          <table:table-cell table:style-name="ce6" office:value-type="float" office:value="1187">
            <text:p>1.187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54">Maó</text:a></text:span></text:p>
          </table:table-cell>
          <table:table-cell table:style-name="ce6" office:value-type="float" office:value="1315">
            <text:p>1.315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26">Manacor</text:a></text:span></text:p>
          </table:table-cell>
          <table:table-cell table:style-name="ce6" office:value-type="float" office:value="1364">
            <text:p>1.364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11">Calvià</text:a></text:span></text:p>
          </table:table-cell>
          <table:table-cell table:style-name="ce6" office:value-type="float" office:value="2080">
            <text:p>2.080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05">Eivissa</text:a></text:span></text:p>
          </table:table-cell>
          <table:table-cell table:style-name="ce6" office:value-type="float" office:value="2374">
            <text:p>2.374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05">Palma de Mallorca</text:a></text:span></text:p>
          </table:table-cell>
          <table:table-cell table:style-name="ce6" office:value-type="float" office:value="14541">
            <text:p>14.541</text:p>
          </table:table-cell>
          <table:table-cell table:number-columns-repeated="4"/>
        </table:table-row>
      </table:table>
      <table:table table:name="Hoja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4">
          <table:table-cell/>
        </table:table-row>
      </table:table>
      <table:database-ranges>
        <table:database-range table:target-range-address="Hoja1.A3:Hoja1.B6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Sí</number:text>
    </number:number-style>
    <number:number-style style:name="N136P1" style:volatile="true">
      <number:text>Sí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Verdadero</number:text>
    </number:number-style>
    <number:number-style style:name="N138P1" style:volatile="true">
      <number:text>Verdadero</number:text>
    </number:number-style>
    <number:number-style style:name="N138">
      <number:text>Fals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Activado</number:text>
    </number:number-style>
    <number:number-style style:name="N140P1" style:volatile="true">
      <number:text>Activado</number:text>
    </number:number-style>
    <number:number-style style:name="N140">
      <number:text>Desactivado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2P0"/>
    </number:currency-style>
    <number:number-style style:name="N143">
      <number:number number:decimal-places="7" number:min-integer-digits="1"/>
    </number:number-style>
    <number:number-style style:name="N144">
      <number:number number:decimal-places="6" number:min-integer-digits="1"/>
    </number:number-style>
    <number:number-style style:name="N145">
      <number:number number:decimal-places="5" number:min-integer-digits="1"/>
    </number:number-style>
    <number:number-style style:name="N146">
      <number:number number:decimal-places="4" number:min-integer-digits="1"/>
    </number:number-style>
    <number:number-style style:name="N147">
      <number:number number:decimal-places="9" number:min-integer-digits="1"/>
    </number:number-style>
    <number:number-style style:name="N148">
      <number:number number:decimal-places="8" number:min-integer-digits="1"/>
    </number:number-style>
    <number:number-style style:name="N149">
      <number:number number:decimal-places="10" number:min-integer-digits="1"/>
    </number:number-style>
    <number:number-style style:name="N150">
      <number:number number:decimal-places="3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1">21/03/2011</text:date>, <text:time>19:43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rnando Rodríguez Muñoz</meta:initial-creator>
    <meta:creation-date>2011-03-18T00:52:57.51</meta:creation-date>
    <dc:date>2011-03-21T19:43:18.18</dc:date>
    <dc:creator>FERNANDO RODRIGUEZ MUÑOZ</dc:creator>
    <meta:editing-duration>PT38M39S</meta:editing-duration>
    <meta:editing-cycles>4</meta:editing-cycles>
    <meta:generator>OpenOffice.org/3.3$Win32 OpenOffice.org_project/330m20$Build-9567</meta:generator>
    <meta:document-statistic meta:table-count="3" meta:cell-count="154" meta:object-count="0"/>
  </office:meta>
</office:document-meta>
</file>